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27.01pt"/>
    </style:style>
    <style:style style:name="co11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43.46pt"/>
    </style:style>
    <style:style style:name="co13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7.25pt"/>
    </style:style>
    <style:style style:name="co14" style:family="table-column">
      <style:table-column-properties fo:break-before="auto" style:column-width="50.29pt"/>
    </style:style>
    <style:style style:name="co15" style:family="table-column">
      <style:table-column-properties fo:break-before="auto" style:column-width="12.19pt"/>
    </style:style>
    <style:style style:name="co16" style:family="table-column">
      <style:table-column-properties fo:break-before="auto" style:column-width="50.85pt"/>
    </style:style>
    <style:style style:name="co17" style:family="table-column">
      <style:table-column-properties fo:break-before="auto" style:column-width="57.46pt"/>
    </style:style>
    <style:style style:name="co18" style:family="table-column">
      <style:table-column-properties fo:break-before="auto" style:column-width="54.14pt"/>
    </style:style>
    <style:style style:name="co19" style:family="table-column">
      <style:table-column-properties fo:break-before="auto" style:column-width="5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 style:data-style-name="N13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37"/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11"/>
    <style:style style:name="ce47" style:family="table-cell" style:parent-style-name="Default" style:data-style-name="N134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135">
      <style:table-cell-properties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3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37"/>
  </office:automatic-styles>
  <office:body>
    <office:spreadsheet>
      <table:calculation-settings table:automatic-find-labels="false"/>
      <table:table table:name="Sheet1" table:style-name="ta1"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5" table:default-cell-style-name="ce9"/>
        <table:table-column table:style-name="co17" table:default-cell-style-name="ce9"/>
        <table:table-column table:style-name="co15" table:default-cell-style-name="Default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ce9"/>
        <table:table-column table:style-name="co18" table:number-columns-repeated="2" table:default-cell-style-name="ce9"/>
        <table:table-column table:style-name="co6" table:default-cell-style-name="ce9"/>
        <table:table-column table:style-name="co18" table:default-cell-style-name="ce9"/>
        <table:table-row table:style-name="ro1"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37" office:value-type="string" calcext:value-type="string" table:number-columns-spanned="6" table:number-rows-spanned="1">
            <text:p>hltJpsiMu</text:p>
          </table:table-cell>
          <table:covered-table-cell table:style-name="ce41"/>
          <table:covered-table-cell table:number-columns-repeated="4" table:style-name="Default"/>
          <table:table-cell table:number-columns-repeated="12"/>
        </table:table-row>
        <table:table-row table:style-name="ro1">
          <table:table-cell table:style-name="Default" table:number-columns-repeated="6"/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BsMC17</text:p>
          </table:table-cell>
          <table:table-cell table:style-name="ce10"/>
          <table:table-cell table:style-name="ce10" office:value-type="string" calcext:value-type="string">
            <text:p>BuMC17</text:p>
          </table:table-cell>
          <table:table-cell table:style-name="ce10"/>
          <table:table-cell table:style-name="ce10" office:value-type="string" calcext:value-type="string">
            <text:p>BuData17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Efficiency</text:p>
          </table:table-cell>
          <table:table-cell table:style-name="ce13" office:value-type="percentage" office:value="0.443519" calcext:value-type="percentage">
            <text:p>44.35%</text:p>
          </table:table-cell>
          <table:table-cell table:style-name="ce13"/>
          <table:table-cell table:style-name="ce13" office:value-type="percentage" office:value="0.432683" calcext:value-type="percentage">
            <text:p>43.27%</text:p>
          </table:table-cell>
          <table:table-cell table:style-name="ce13"/>
          <table:table-cell table:style-name="ce13" office:value-type="percentage" office:value="0.425928" calcext:value-type="percentage">
            <text:p>42.59%</text:p>
          </table:table-cell>
          <table:table-cell/>
          <table:table-cell table:style-name="ce46"/>
          <table:table-cell table:number-columns-repeated="10"/>
        </table:table-row>
        <table:table-row table:style-name="ro1">
          <table:table-cell table:style-name="ce10" office:value-type="string" calcext:value-type="string">
            <text:p>Mistag</text:p>
          </table:table-cell>
          <table:table-cell table:style-name="ce13" office:value-type="percentage" office:value="0.305237" calcext:value-type="percentage">
            <text:p>30.52%</text:p>
          </table:table-cell>
          <table:table-cell table:style-name="ce13"/>
          <table:table-cell table:style-name="ce13" office:value-type="percentage" office:value="0.302577" calcext:value-type="percentage">
            <text:p>30.26%</text:p>
          </table:table-cell>
          <table:table-cell table:style-name="ce13"/>
          <table:table-cell table:style-name="ce13" office:value-type="percentage" office:value="0.30053" calcext:value-type="percentage">
            <text:p>30.05%</text:p>
          </table:table-cell>
          <table:table-cell/>
          <table:table-cell table:style-name="ce46"/>
          <table:table-cell table:number-columns-repeated="10"/>
        </table:table-row>
        <table:table-row table:style-name="ro1">
          <table:table-cell table:style-name="ce10" office:value-type="string" calcext:value-type="string">
            <text:p>Power</text:p>
          </table:table-cell>
          <table:table-cell table:style-name="ce43" office:value-type="percentage" office:value="0.0672951" calcext:value-type="percentage">
            <text:p>6.73%</text:p>
          </table:table-cell>
          <table:table-cell table:style-name="ce43"/>
          <table:table-cell table:style-name="ce43" office:value-type="percentage" office:value="0.0674568" calcext:value-type="percentage">
            <text:p>6.75%</text:p>
          </table:table-cell>
          <table:table-cell table:style-name="ce13"/>
          <table:table-cell table:style-name="ce43" office:value-type="percentage" office:value="0.0677875" calcext:value-type="percentage">
            <text:p>6.78%</text:p>
          </table:table-cell>
          <table:table-cell/>
          <table:table-cell table:style-name="ce46"/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style-name="ce10" office:value-type="string" calcext:value-type="string">
            <text:p>MVA power</text:p>
          </table:table-cell>
          <table:table-cell table:style-name="ce43" office:value-type="percentage" office:value="0.0965295" calcext:value-type="percentage">
            <text:p>9.65%</text:p>
          </table:table-cell>
          <table:table-cell/>
          <table:table-cell table:style-name="ce43" office:value-type="percentage" office:value="0.0928975" calcext:value-type="percentage">
            <text:p>9.29%</text:p>
          </table:table-cell>
          <table:table-cell/>
          <table:table-cell table:style-name="ce43" office:value-type="percentage" office:value="0.0902153" calcext:value-type="percentage">
            <text:p>9.02%</text:p>
          </table:table-cell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0" office:value-type="string" calcext:value-type="string">
            <text:p>% increment </text:p>
          </table:table-cell>
          <table:table-cell table:style-name="ce44" table:formula="of:=([.B9]-[.B7])/[.B7]%" office:value-type="float" office:value="43.4420931093051" calcext:value-type="float">
            <text:p>43</text:p>
          </table:table-cell>
          <table:table-cell table:style-name="Default"/>
          <table:table-cell table:style-name="ce44" table:formula="of:=([.D9]-[.D7])/[.D7]%" office:value-type="float" office:value="37.7140629261987" calcext:value-type="float">
            <text:p>38</text:p>
          </table:table-cell>
          <table:table-cell table:style-name="Default" office:value-type="string" calcext:value-type="string">
            <text:p>%</text:p>
          </table:table-cell>
          <table:table-cell table:style-name="ce44" table:formula="of:=([.F9]-[.F7])/[.F7]%" office:value-type="float" office:value="33.085450857459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table:style-name="ce40" office:value-type="string" calcext:value-type="string">
            <text:p>% diff wrt BsMC</text:p>
          </table:table-cell>
          <table:table-cell table:style-name="Default" table:number-columns-repeated="2"/>
          <table:table-cell table:style-name="ce45" table:formula="of:=100*([.B9]-[.D9])/[.B9]" office:value-type="float" office:value="3.76258035108439" calcext:value-type="float">
            <text:p>3.8</text:p>
          </table:table-cell>
          <table:table-cell table:style-name="Default" office:value-type="string" calcext:value-type="string">
            <text:p>%</text:p>
          </table:table-cell>
          <table:table-cell table:style-name="ce45" table:formula="of:=100*([.B9]-[.F9])/[.B9]" office:value-type="float" office:value="6.54121278987253" calcext:value-type="float">
            <text:p>6.5</text:p>
          </table:table-cell>
          <table:table-cell office:value-type="string" calcext:value-type="string">
            <text:p>%</text:p>
          </table:table-cell>
          <table:table-cell table:number-columns-repeated="5"/>
          <table:table-cell table:style-name="ce10" table:number-columns-repeated="6"/>
        </table:table-row>
        <table:table-row table:style-name="ro1">
          <table:table-cell table:style-name="Default" table:number-columns-repeated="6"/>
          <table:table-cell table:number-columns-repeated="6"/>
          <table:table-cell table:style-name="ce47" table:number-columns-repeated="2"/>
          <table:table-cell table:style-name="ce49"/>
          <table:table-cell table:style-name="ce51" table:number-columns-repeated="2"/>
          <table:table-cell table:style-name="ce19"/>
        </table:table-row>
        <table:table-row table:style-name="ro2">
          <table:table-cell table:style-name="ce37" office:value-type="string" calcext:value-type="string" table:number-columns-spanned="6" table:number-rows-spanned="1">
            <text:p>hltJpsiTrkTrk &amp;&amp; !hltJpsiMu</text:p>
          </table:table-cell>
          <table:covered-table-cell table:style-name="ce41"/>
          <table:covered-table-cell table:number-columns-repeated="4" table:style-name="Default"/>
          <table:table-cell table:number-columns-repeated="6"/>
          <table:table-cell table:style-name="ce47" table:number-columns-repeated="2"/>
          <table:table-cell table:style-name="ce49"/>
          <table:table-cell table:style-name="ce51" table:number-columns-repeated="2"/>
          <table:table-cell table:style-name="ce19"/>
        </table:table-row>
        <table:table-row table:style-name="ro1">
          <table:table-cell table:style-name="Default" table:number-columns-repeated="6"/>
          <table:table-cell table:number-columns-repeated="6"/>
          <table:table-cell table:style-name="ce47" table:number-columns-repeated="2"/>
          <table:table-cell table:style-name="ce49"/>
          <table:table-cell table:style-name="ce51" table:number-columns-repeated="2"/>
          <table:table-cell table:style-name="ce19"/>
        </table:table-row>
        <table:table-row table:style-name="ro1">
          <table:table-cell/>
          <table:table-cell table:style-name="ce10" office:value-type="string" calcext:value-type="string">
            <text:p>BsMC17</text:p>
          </table:table-cell>
          <table:table-cell table:style-name="ce10"/>
          <table:table-cell table:style-name="ce10" office:value-type="string" calcext:value-type="string">
            <text:p>BuMC17</text:p>
          </table:table-cell>
          <table:table-cell table:style-name="ce10"/>
          <table:table-cell table:style-name="ce10" office:value-type="string" calcext:value-type="string">
            <text:p>BuData17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Efficiency</text:p>
          </table:table-cell>
          <table:table-cell table:style-name="ce13" office:value-type="percentage" office:value="0.0127583" calcext:value-type="percentage">
            <text:p>1.28%</text:p>
          </table:table-cell>
          <table:table-cell table:style-name="ce13"/>
          <table:table-cell table:style-name="ce13" office:value-type="percentage" office:value="0.0120932" calcext:value-type="percentage">
            <text:p>1.21%</text:p>
          </table:table-cell>
          <table:table-cell table:style-name="ce13"/>
          <table:table-cell table:style-name="ce13" office:value-type="percentage" office:value="0.0145775" calcext:value-type="percentage">
            <text:p>1.46%</text:p>
          </table:table-cell>
          <table:table-cell/>
          <table:table-cell table:style-name="ce46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Mistag</text:p>
          </table:table-cell>
          <table:table-cell table:style-name="ce13" office:value-type="percentage" office:value="0.338994" calcext:value-type="percentage">
            <text:p>33.90%</text:p>
          </table:table-cell>
          <table:table-cell table:style-name="ce13"/>
          <table:table-cell table:style-name="ce13" office:value-type="percentage" office:value="0.351028" calcext:value-type="percentage">
            <text:p>35.10%</text:p>
          </table:table-cell>
          <table:table-cell table:style-name="ce13"/>
          <table:table-cell table:style-name="ce13" office:value-type="percentage" office:value="0.332849" calcext:value-type="percentage">
            <text:p>33.28%</text:p>
          </table:table-cell>
          <table:table-cell/>
          <table:table-cell table:style-name="ce46" table:number-columns-repeated="2"/>
          <table:table-cell table:number-columns-repeated="3"/>
          <table:table-cell table:style-name="ce10" table:number-columns-repeated="6"/>
        </table:table-row>
        <table:table-row table:style-name="ro1">
          <table:table-cell table:style-name="ce10" office:value-type="string" calcext:value-type="string">
            <text:p>Power</text:p>
          </table:table-cell>
          <table:table-cell table:style-name="ce43" office:value-type="percentage" office:value="0.00132294" calcext:value-type="percentage">
            <text:p>0.13%</text:p>
          </table:table-cell>
          <table:table-cell table:style-name="ce43"/>
          <table:table-cell table:style-name="ce43" office:value-type="percentage" office:value="0.00107351" calcext:value-type="percentage">
            <text:p>0.11%</text:p>
          </table:table-cell>
          <table:table-cell table:style-name="ce13"/>
          <table:table-cell table:style-name="ce43" office:value-type="percentage" office:value="0.00162915" calcext:value-type="percentage">
            <text:p>0.16%</text:p>
          </table:table-cell>
          <table:table-cell/>
          <table:table-cell table:style-name="ce46" table:number-columns-repeated="2"/>
          <table:table-cell table:number-columns-repeated="3"/>
          <table:table-cell table:style-name="ce47" table:number-columns-repeated="2"/>
          <table:table-cell table:style-name="ce49"/>
          <table:table-cell table:style-name="ce51" table:number-columns-repeated="2"/>
          <table:table-cell table:style-name="ce19"/>
        </table:table-row>
        <table:table-row table:style-name="ro1">
          <table:table-cell table:number-columns-repeated="12"/>
          <table:table-cell table:style-name="ce47" table:number-columns-repeated="2"/>
          <table:table-cell table:style-name="ce49"/>
          <table:table-cell table:style-name="ce51" table:number-columns-repeated="2"/>
          <table:table-cell table:style-name="ce19"/>
        </table:table-row>
        <table:table-row table:style-name="ro1">
          <table:table-cell table:style-name="Default" table:number-columns-repeated="4"/>
          <table:table-cell table:number-columns-repeated="8"/>
          <table:table-cell table:style-name="ce47"/>
          <table:table-cell office:value-type="string" calcext:value-type="string">
            <text:p>m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k !mu</text:p>
          </table:table-cell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8"/>
          <table:table-cell office:value-type="float" office:value="388762" calcext:value-type="float">
            <text:p>388762</text:p>
          </table:table-cell>
          <table:table-cell table:style-name="ce50" office:value-type="float" office:value="2035590" calcext:value-type="float">
            <text:p>2.04E+06</text:p>
          </table:table-cell>
          <table:table-cell table:style-name="ce50" office:value-type="float" office:value="2221130" calcext:value-type="float">
            <text:p>2.22E+06</text:p>
          </table:table-cell>
          <table:table-cell office:value-type="float" office:value="203222" calcext:value-type="float">
            <text:p>203222</text:p>
          </table:table-cell>
          <table:table-cell table:style-name="ce50" office:value-type="float" office:value="1832370" calcext:value-type="float">
            <text:p>1.83E+06</text:p>
          </table:table-cell>
        </table:table-row>
        <table:table-row table:style-name="ro1">
          <table:table-cell table:style-name="Default" table:number-columns-repeated="5"/>
          <table:table-cell table:number-columns-repeated="8"/>
          <table:table-cell office:value-type="float" office:value="119839" calcext:value-type="float">
            <text:p>119839</text:p>
          </table:table-cell>
          <table:table-cell office:value-type="float" office:value="78868" calcext:value-type="float">
            <text:p>78868</text:p>
          </table:table-cell>
          <table:table-cell office:value-type="float" office:value="135292" calcext:value-type="float">
            <text:p>135292</text:p>
          </table:table-cell>
          <table:table-cell office:value-type="float" office:value="63415" calcext:value-type="float">
            <text:p>63415</text:p>
          </table:table-cell>
          <table:table-cell office:value-type="float" office:value="15453" calcext:value-type="float">
            <text:p>15453</text:p>
          </table:table-cell>
        </table:table-row>
        <table:table-row table:style-name="ro1">
          <table:table-cell table:style-name="Default" table:number-columns-repeated="5"/>
          <table:table-cell table:number-columns-repeated="8"/>
          <table:table-cell office:value-type="float" office:value="52632" calcext:value-type="float">
            <text:p>52632</text:p>
          </table:table-cell>
          <table:table-cell office:value-type="float" office:value="36165" calcext:value-type="float">
            <text:p>36165</text:p>
          </table:table-cell>
          <table:table-cell office:value-type="float" office:value="60557" calcext:value-type="float">
            <text:p>60557</text:p>
          </table:table-cell>
          <table:table-cell office:value-type="float" office:value="28240" calcext:value-type="float">
            <text:p>28240</text:p>
          </table:table-cell>
          <table:table-cell office:value-type="float" office:value="7925" calcext:value-type="float">
            <text:p>7925</text:p>
          </table:table-cell>
        </table:table-row>
        <table:table-row table:style-name="ro1">
          <table:table-cell table:number-columns-repeated="13"/>
          <table:table-cell table:style-name="ce19" table:formula="of:=100*([.N23]+[.N24])/[.N22]" office:value-type="float" office:value="44.364161106281" calcext:value-type="float">
            <text:p>44.36</text:p>
          </table:table-cell>
          <table:table-cell table:style-name="ce19" table:formula="of:=100*([.O23]+[.O24])/[.O22]" office:value-type="float" office:value="5.65108887349614" calcext:value-type="float">
            <text:p>5.65</text:p>
          </table:table-cell>
          <table:table-cell table:style-name="ce19" table:formula="of:=100*([.P23]+[.P24])/[.P22]" office:value-type="float" office:value="8.81753882033019" calcext:value-type="float">
            <text:p>8.82</text:p>
          </table:table-cell>
          <table:table-cell table:style-name="ce19" table:formula="of:=100*([.Q23]+[.Q24])/[.Q22]" office:value-type="float" office:value="45.1009241125469" calcext:value-type="float">
            <text:p>45.10</text:p>
          </table:table-cell>
          <table:table-cell table:style-name="ce19" table:formula="of:=100*([.R23]+[.R24])/[.R22]" office:value-type="float" office:value="1.2758340291535" calcext:value-type="float">
            <text:p>1.28</text:p>
          </table:table-cell>
        </table:table-row>
        <table:table-row table:style-name="ro1" table:number-rows-repeated="104855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10" table:default-cell-style-name="ce10"/>
        <table:table-column table:style-name="co11" table:default-cell-style-name="ce9"/>
        <table:table-column table:style-name="co6" table:default-cell-style-name="ce9"/>
        <table:table-column table:style-name="co12" table:default-cell-style-name="ce19"/>
        <table:table-column table:style-name="co13" table:default-cell-style-name="ce24"/>
        <table:table-column table:style-name="co9" table:default-cell-style-name="ce13"/>
        <table:table-column table:style-name="co9" table:default-cell-style-name="ce25"/>
        <table:table-row table:style-name="ro1">
          <table:table-cell office:value-type="float" office:value="330" calcext:value-type="float">
            <text:p>330</text:p>
          </table:table-cell>
          <table:table-cell table:formula="of:=QUOTIENT([.A1];100)*50" office:value-type="float" office:value="150" calcext:value-type="float">
            <text:p>150</text:p>
          </table:table-cell>
          <table:table-cell table:formula="of:=(QUOTIENT([.A1];10)-QUOTIENT([.A1];100)*10)" office:value-type="float" office:value="3" calcext:value-type="float">
            <text:p>3</text:p>
          </table:table-cell>
          <table:table-cell table:formula="of:=(QUOTIENT([.A1];1)-100*QUOTIENT([.A1];100)-10*(QUOTIENT([.A1];10)-QUOTIENT([.A1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100291" calcext:value-type="percentage">
            <text:p>10.03%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QUOTIENT([.A2];100)*50" office:value-type="float" office:value="100" calcext:value-type="float">
            <text:p>100</text:p>
          </table:table-cell>
          <table:table-cell table:formula="of:=(QUOTIENT([.A2];10)-QUOTIENT([.A2];100)*10)" office:value-type="float" office:value="4" calcext:value-type="float">
            <text:p>4</text:p>
          </table:table-cell>
          <table:table-cell table:formula="of:=(QUOTIENT([.A2];1)-100*QUOTIENT([.A2];100)-10*(QUOTIENT([.A2];10)-QUOTIENT([.A2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100259" calcext:value-type="percentage">
            <text:p>10.03%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QUOTIENT([.A3];100)*50" office:value-type="float" office:value="100" calcext:value-type="float">
            <text:p>100</text:p>
          </table:table-cell>
          <table:table-cell table:formula="of:=(QUOTIENT([.A3];10)-QUOTIENT([.A3];100)*10)" office:value-type="float" office:value="4" calcext:value-type="float">
            <text:p>4</text:p>
          </table:table-cell>
          <table:table-cell table:formula="of:=(QUOTIENT([.A3];1)-100*QUOTIENT([.A3];100)-10*(QUOTIENT([.A3];10)-QUOTIENT([.A3];100)*10))*0.25" office:value-type="float" office:value="0.25" calcext:value-type="float">
            <text:p>0.25</text:p>
          </table:table-cell>
          <table:table-cell office:value-type="float" office:value="0.673" calcext:value-type="float">
            <text:p>0.673</text:p>
          </table:table-cell>
          <table:table-cell office:value-type="percentage" office:value="0.100179" calcext:value-type="percentage">
            <text:p>10.02%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QUOTIENT([.A4];100)*50" office:value-type="float" office:value="200" calcext:value-type="float">
            <text:p>200</text:p>
          </table:table-cell>
          <table:table-cell table:formula="of:=(QUOTIENT([.A4];10)-QUOTIENT([.A4];100)*10)" office:value-type="float" office:value="3" calcext:value-type="float">
            <text:p>3</text:p>
          </table:table-cell>
          <table:table-cell table:formula="of:=(QUOTIENT([.A4];1)-100*QUOTIENT([.A4];100)-10*(QUOTIENT([.A4];10)-QUOTIENT([.A4];100)*10))*0.25" office:value-type="float" office:value="0.25" calcext:value-type="float">
            <text:p>0.25</text:p>
          </table:table-cell>
          <table:table-cell office:value-type="float" office:value="0.673" calcext:value-type="float">
            <text:p>0.673</text:p>
          </table:table-cell>
          <table:table-cell office:value-type="percentage" office:value="0.100146" calcext:value-type="percentage">
            <text:p>10.01%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QUOTIENT([.A5];100)*50" office:value-type="float" office:value="100" calcext:value-type="float">
            <text:p>100</text:p>
          </table:table-cell>
          <table:table-cell table:formula="of:=(QUOTIENT([.A5];10)-QUOTIENT([.A5];100)*10)" office:value-type="float" office:value="3" calcext:value-type="float">
            <text:p>3</text:p>
          </table:table-cell>
          <table:table-cell table:formula="of:=(QUOTIENT([.A5];1)-100*QUOTIENT([.A5];100)-10*(QUOTIENT([.A5];10)-QUOTIENT([.A5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10004" calcext:value-type="percentage">
            <text:p>10.00%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QUOTIENT([.A6];100)*50" office:value-type="float" office:value="200" calcext:value-type="float">
            <text:p>200</text:p>
          </table:table-cell>
          <table:table-cell table:formula="of:=(QUOTIENT([.A6];10)-QUOTIENT([.A6];100)*10)" office:value-type="float" office:value="4" calcext:value-type="float">
            <text:p>4</text:p>
          </table:table-cell>
          <table:table-cell table:formula="of:=(QUOTIENT([.A6];1)-100*QUOTIENT([.A6];100)-10*(QUOTIENT([.A6];10)-QUOTIENT([.A6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9595" calcext:value-type="percentage">
            <text:p>10.00%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QUOTIENT([.A7];100)*50" office:value-type="float" office:value="150" calcext:value-type="float">
            <text:p>150</text:p>
          </table:table-cell>
          <table:table-cell table:formula="of:=(QUOTIENT([.A7];10)-QUOTIENT([.A7];100)*10)" office:value-type="float" office:value="4" calcext:value-type="float">
            <text:p>4</text:p>
          </table:table-cell>
          <table:table-cell table:formula="of:=(QUOTIENT([.A7];1)-100*QUOTIENT([.A7];100)-10*(QUOTIENT([.A7];10)-QUOTIENT([.A7];100)*10))*0.25" office:value-type="float" office:value="0.25" calcext:value-type="float">
            <text:p>0.25</text:p>
          </table:table-cell>
          <table:table-cell office:value-type="float" office:value="0.673" calcext:value-type="float">
            <text:p>0.673</text:p>
          </table:table-cell>
          <table:table-cell office:value-type="percentage" office:value="0.0999363" calcext:value-type="percentage">
            <text:p>9.99%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QUOTIENT([.A8];100)*50" office:value-type="float" office:value="200" calcext:value-type="float">
            <text:p>200</text:p>
          </table:table-cell>
          <table:table-cell table:formula="of:=(QUOTIENT([.A8];10)-QUOTIENT([.A8];100)*10)" office:value-type="float" office:value="2" calcext:value-type="float">
            <text:p>2</text:p>
          </table:table-cell>
          <table:table-cell table:formula="of:=(QUOTIENT([.A8];1)-100*QUOTIENT([.A8];100)-10*(QUOTIENT([.A8];10)-QUOTIENT([.A8];100)*10))*0.25" office:value-type="float" office:value="0.25" calcext:value-type="float">
            <text:p>0.25</text:p>
          </table:table-cell>
          <table:table-cell office:value-type="float" office:value="0.673" calcext:value-type="float">
            <text:p>0.673</text:p>
          </table:table-cell>
          <table:table-cell office:value-type="percentage" office:value="0.099919" calcext:value-type="percentage">
            <text:p>9.99%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QUOTIENT([.A9];100)*50" office:value-type="float" office:value="250" calcext:value-type="float">
            <text:p>250</text:p>
          </table:table-cell>
          <table:table-cell table:formula="of:=(QUOTIENT([.A9];10)-QUOTIENT([.A9];100)*10)" office:value-type="float" office:value="2" calcext:value-type="float">
            <text:p>2</text:p>
          </table:table-cell>
          <table:table-cell table:formula="of:=(QUOTIENT([.A9];1)-100*QUOTIENT([.A9];100)-10*(QUOTIENT([.A9];10)-QUOTIENT([.A9];100)*10))*0.25" office:value-type="float" office:value="0.25" calcext:value-type="float">
            <text:p>0.25</text:p>
          </table:table-cell>
          <table:table-cell office:value-type="float" office:value="0.673" calcext:value-type="float">
            <text:p>0.673</text:p>
          </table:table-cell>
          <table:table-cell office:value-type="percentage" office:value="0.0998663" calcext:value-type="percentage">
            <text:p>9.99%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QUOTIENT([.A10];100)*50" office:value-type="float" office:value="150" calcext:value-type="float">
            <text:p>150</text:p>
          </table:table-cell>
          <table:table-cell table:formula="of:=(QUOTIENT([.A10];10)-QUOTIENT([.A10];100)*10)" office:value-type="float" office:value="2" calcext:value-type="float">
            <text:p>2</text:p>
          </table:table-cell>
          <table:table-cell table:formula="of:=(QUOTIENT([.A10];1)-100*QUOTIENT([.A10];100)-10*(QUOTIENT([.A10];10)-QUOTIENT([.A10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8363" calcext:value-type="percentage">
            <text:p>9.98%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QUOTIENT([.A11];100)*50" office:value-type="float" office:value="200" calcext:value-type="float">
            <text:p>200</text:p>
          </table:table-cell>
          <table:table-cell table:formula="of:=(QUOTIENT([.A11];10)-QUOTIENT([.A11];100)*10)" office:value-type="float" office:value="4" calcext:value-type="float">
            <text:p>4</text:p>
          </table:table-cell>
          <table:table-cell table:formula="of:=(QUOTIENT([.A11];1)-100*QUOTIENT([.A11];100)-10*(QUOTIENT([.A11];10)-QUOTIENT([.A11];100)*10))*0.25" office:value-type="float" office:value="0" calcext:value-type="float">
            <text:p>0.0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7434" calcext:value-type="percentage">
            <text:p>9.97%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QUOTIENT([.A12];100)*50" office:value-type="float" office:value="250" calcext:value-type="float">
            <text:p>250</text:p>
          </table:table-cell>
          <table:table-cell table:formula="of:=(QUOTIENT([.A12];10)-QUOTIENT([.A12];100)*10)" office:value-type="float" office:value="4" calcext:value-type="float">
            <text:p>4</text:p>
          </table:table-cell>
          <table:table-cell table:formula="of:=(QUOTIENT([.A12];1)-100*QUOTIENT([.A12];100)-10*(QUOTIENT([.A12];10)-QUOTIENT([.A12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7092" calcext:value-type="percentage">
            <text:p>9.97%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QUOTIENT([.A13];100)*50" office:value-type="float" office:value="200" calcext:value-type="float">
            <text:p>200</text:p>
          </table:table-cell>
          <table:table-cell table:formula="of:=(QUOTIENT([.A13];10)-QUOTIENT([.A13];100)*10)" office:value-type="float" office:value="2" calcext:value-type="float">
            <text:p>2</text:p>
          </table:table-cell>
          <table:table-cell table:formula="of:=(QUOTIENT([.A13];1)-100*QUOTIENT([.A13];100)-10*(QUOTIENT([.A13];10)-QUOTIENT([.A13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6495" calcext:value-type="percentage">
            <text:p>9.96%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QUOTIENT([.A14];100)*50" office:value-type="float" office:value="250" calcext:value-type="float">
            <text:p>250</text:p>
          </table:table-cell>
          <table:table-cell table:formula="of:=(QUOTIENT([.A14];10)-QUOTIENT([.A14];100)*10)" office:value-type="float" office:value="2" calcext:value-type="float">
            <text:p>2</text:p>
          </table:table-cell>
          <table:table-cell table:formula="of:=(QUOTIENT([.A14];1)-100*QUOTIENT([.A14];100)-10*(QUOTIENT([.A14];10)-QUOTIENT([.A14];100)*10))*0.25" office:value-type="float" office:value="0" calcext:value-type="float">
            <text:p>0.0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6468" calcext:value-type="percentage">
            <text:p>9.96%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QUOTIENT([.A15];100)*50" office:value-type="float" office:value="100" calcext:value-type="float">
            <text:p>100</text:p>
          </table:table-cell>
          <table:table-cell table:formula="of:=(QUOTIENT([.A15];10)-QUOTIENT([.A15];100)*10)" office:value-type="float" office:value="2" calcext:value-type="float">
            <text:p>2</text:p>
          </table:table-cell>
          <table:table-cell table:formula="of:=(QUOTIENT([.A15];1)-100*QUOTIENT([.A15];100)-10*(QUOTIENT([.A15];10)-QUOTIENT([.A15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6421" calcext:value-type="percentage">
            <text:p>9.96%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QUOTIENT([.A16];100)*50" office:value-type="float" office:value="100" calcext:value-type="float">
            <text:p>100</text:p>
          </table:table-cell>
          <table:table-cell table:formula="of:=(QUOTIENT([.A16];10)-QUOTIENT([.A16];100)*10)" office:value-type="float" office:value="4" calcext:value-type="float">
            <text:p>4</text:p>
          </table:table-cell>
          <table:table-cell table:formula="of:=(QUOTIENT([.A16];1)-100*QUOTIENT([.A16];100)-10*(QUOTIENT([.A16];10)-QUOTIENT([.A16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614" calcext:value-type="percentage">
            <text:p>9.96%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QUOTIENT([.A17];100)*50" office:value-type="float" office:value="100" calcext:value-type="float">
            <text:p>100</text:p>
          </table:table-cell>
          <table:table-cell table:formula="of:=(QUOTIENT([.A17];10)-QUOTIENT([.A17];100)*10)" office:value-type="float" office:value="1" calcext:value-type="float">
            <text:p>1</text:p>
          </table:table-cell>
          <table:table-cell table:formula="of:=(QUOTIENT([.A17];1)-100*QUOTIENT([.A17];100)-10*(QUOTIENT([.A17];10)-QUOTIENT([.A17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5844" calcext:value-type="percentage">
            <text:p>9.96%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QUOTIENT([.A18];100)*50" office:value-type="float" office:value="250" calcext:value-type="float">
            <text:p>250</text:p>
          </table:table-cell>
          <table:table-cell table:formula="of:=(QUOTIENT([.A18];10)-QUOTIENT([.A18];100)*10)" office:value-type="float" office:value="4" calcext:value-type="float">
            <text:p>4</text:p>
          </table:table-cell>
          <table:table-cell table:formula="of:=(QUOTIENT([.A18];1)-100*QUOTIENT([.A18];100)-10*(QUOTIENT([.A18];10)-QUOTIENT([.A18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5588" calcext:value-type="percentage">
            <text:p>9.96%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QUOTIENT([.A19];100)*50" office:value-type="float" office:value="150" calcext:value-type="float">
            <text:p>150</text:p>
          </table:table-cell>
          <table:table-cell table:formula="of:=(QUOTIENT([.A19];10)-QUOTIENT([.A19];100)*10)" office:value-type="float" office:value="2" calcext:value-type="float">
            <text:p>2</text:p>
          </table:table-cell>
          <table:table-cell table:formula="of:=(QUOTIENT([.A19];1)-100*QUOTIENT([.A19];100)-10*(QUOTIENT([.A19];10)-QUOTIENT([.A19];100)*10))*0.25" office:value-type="float" office:value="0" calcext:value-type="float">
            <text:p>0.0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49" calcext:value-type="percentage">
            <text:p>9.95%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QUOTIENT([.A20];100)*50" office:value-type="float" office:value="250" calcext:value-type="float">
            <text:p>250</text:p>
          </table:table-cell>
          <table:table-cell table:formula="of:=(QUOTIENT([.A20];10)-QUOTIENT([.A20];100)*10)" office:value-type="float" office:value="3" calcext:value-type="float">
            <text:p>3</text:p>
          </table:table-cell>
          <table:table-cell table:formula="of:=(QUOTIENT([.A20];1)-100*QUOTIENT([.A20];100)-10*(QUOTIENT([.A20];10)-QUOTIENT([.A20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476" calcext:value-type="percentage">
            <text:p>9.95%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QUOTIENT([.A21];100)*50" office:value-type="float" office:value="100" calcext:value-type="float">
            <text:p>100</text:p>
          </table:table-cell>
          <table:table-cell table:formula="of:=(QUOTIENT([.A21];10)-QUOTIENT([.A21];100)*10)" office:value-type="float" office:value="2" calcext:value-type="float">
            <text:p>2</text:p>
          </table:table-cell>
          <table:table-cell table:formula="of:=(QUOTIENT([.A21];1)-100*QUOTIENT([.A21];100)-10*(QUOTIENT([.A21];10)-QUOTIENT([.A21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4712" calcext:value-type="percentage">
            <text:p>9.95%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QUOTIENT([.A22];100)*50" office:value-type="float" office:value="150" calcext:value-type="float">
            <text:p>150</text:p>
          </table:table-cell>
          <table:table-cell table:formula="of:=(QUOTIENT([.A22];10)-QUOTIENT([.A22];100)*10)" office:value-type="float" office:value="4" calcext:value-type="float">
            <text:p>4</text:p>
          </table:table-cell>
          <table:table-cell table:formula="of:=(QUOTIENT([.A22];1)-100*QUOTIENT([.A22];100)-10*(QUOTIENT([.A22];10)-QUOTIENT([.A22];100)*10))*0.25" office:value-type="float" office:value="0.5" calcext:value-type="float">
            <text:p>0.5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438" calcext:value-type="percentage">
            <text:p>9.94%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QUOTIENT([.A23];100)*50" office:value-type="float" office:value="150" calcext:value-type="float">
            <text:p>150</text:p>
          </table:table-cell>
          <table:table-cell table:formula="of:=(QUOTIENT([.A23];10)-QUOTIENT([.A23];100)*10)" office:value-type="float" office:value="1" calcext:value-type="float">
            <text:p>1</text:p>
          </table:table-cell>
          <table:table-cell table:formula="of:=(QUOTIENT([.A23];1)-100*QUOTIENT([.A23];100)-10*(QUOTIENT([.A23];10)-QUOTIENT([.A23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4043" calcext:value-type="percentage">
            <text:p>9.94%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QUOTIENT([.A24];100)*50" office:value-type="float" office:value="150" calcext:value-type="float">
            <text:p>150</text:p>
          </table:table-cell>
          <table:table-cell table:formula="of:=(QUOTIENT([.A24];10)-QUOTIENT([.A24];100)*10)" office:value-type="float" office:value="3" calcext:value-type="float">
            <text:p>3</text:p>
          </table:table-cell>
          <table:table-cell table:formula="of:=(QUOTIENT([.A24];1)-100*QUOTIENT([.A24];100)-10*(QUOTIENT([.A24];10)-QUOTIENT([.A24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3851" calcext:value-type="percentage">
            <text:p>9.94%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QUOTIENT([.A25];100)*50" office:value-type="float" office:value="100" calcext:value-type="float">
            <text:p>100</text:p>
          </table:table-cell>
          <table:table-cell table:formula="of:=(QUOTIENT([.A25];10)-QUOTIENT([.A25];100)*10)" office:value-type="float" office:value="3" calcext:value-type="float">
            <text:p>3</text:p>
          </table:table-cell>
          <table:table-cell table:formula="of:=(QUOTIENT([.A25];1)-100*QUOTIENT([.A25];100)-10*(QUOTIENT([.A25];10)-QUOTIENT([.A25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3837" calcext:value-type="percentage">
            <text:p>9.94%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QUOTIENT([.A26];100)*50" office:value-type="float" office:value="200" calcext:value-type="float">
            <text:p>200</text:p>
          </table:table-cell>
          <table:table-cell table:formula="of:=(QUOTIENT([.A26];10)-QUOTIENT([.A26];100)*10)" office:value-type="float" office:value="1" calcext:value-type="float">
            <text:p>1</text:p>
          </table:table-cell>
          <table:table-cell table:formula="of:=(QUOTIENT([.A26];1)-100*QUOTIENT([.A26];100)-10*(QUOTIENT([.A26];10)-QUOTIENT([.A26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3764" calcext:value-type="percentage">
            <text:p>9.94%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QUOTIENT([.A27];100)*50" office:value-type="float" office:value="150" calcext:value-type="float">
            <text:p>150</text:p>
          </table:table-cell>
          <table:table-cell table:formula="of:=(QUOTIENT([.A27];10)-QUOTIENT([.A27];100)*10)" office:value-type="float" office:value="4" calcext:value-type="float">
            <text:p>4</text:p>
          </table:table-cell>
          <table:table-cell table:formula="of:=(QUOTIENT([.A27];1)-100*QUOTIENT([.A27];100)-10*(QUOTIENT([.A27];10)-QUOTIENT([.A27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3543" calcext:value-type="percentage">
            <text:p>9.94%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QUOTIENT([.A28];100)*50" office:value-type="float" office:value="250" calcext:value-type="float">
            <text:p>250</text:p>
          </table:table-cell>
          <table:table-cell table:formula="of:=(QUOTIENT([.A28];10)-QUOTIENT([.A28];100)*10)" office:value-type="float" office:value="3" calcext:value-type="float">
            <text:p>3</text:p>
          </table:table-cell>
          <table:table-cell table:formula="of:=(QUOTIENT([.A28];1)-100*QUOTIENT([.A28];100)-10*(QUOTIENT([.A28];10)-QUOTIENT([.A28];100)*10))*0.25" office:value-type="float" office:value="0" calcext:value-type="float">
            <text:p>0.0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3508" calcext:value-type="percentage">
            <text:p>9.94%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QUOTIENT([.A29];100)*50" office:value-type="float" office:value="250" calcext:value-type="float">
            <text:p>250</text:p>
          </table:table-cell>
          <table:table-cell table:formula="of:=(QUOTIENT([.A29];10)-QUOTIENT([.A29];100)*10)" office:value-type="float" office:value="4" calcext:value-type="float">
            <text:p>4</text:p>
          </table:table-cell>
          <table:table-cell table:formula="of:=(QUOTIENT([.A29];1)-100*QUOTIENT([.A29];100)-10*(QUOTIENT([.A29];10)-QUOTIENT([.A29];100)*10))*0.25" office:value-type="float" office:value="0.5" calcext:value-type="float">
            <text:p>0.5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329" calcext:value-type="percentage">
            <text:p>9.93%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QUOTIENT([.A30];100)*50" office:value-type="float" office:value="200" calcext:value-type="float">
            <text:p>200</text:p>
          </table:table-cell>
          <table:table-cell table:formula="of:=(QUOTIENT([.A30];10)-QUOTIENT([.A30];100)*10)" office:value-type="float" office:value="3" calcext:value-type="float">
            <text:p>3</text:p>
          </table:table-cell>
          <table:table-cell table:formula="of:=(QUOTIENT([.A30];1)-100*QUOTIENT([.A30];100)-10*(QUOTIENT([.A30];10)-QUOTIENT([.A30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2822" calcext:value-type="percentage">
            <text:p>9.93%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QUOTIENT([.A31];100)*50" office:value-type="float" office:value="150" calcext:value-type="float">
            <text:p>150</text:p>
          </table:table-cell>
          <table:table-cell table:formula="of:=(QUOTIENT([.A31];10)-QUOTIENT([.A31];100)*10)" office:value-type="float" office:value="1" calcext:value-type="float">
            <text:p>1</text:p>
          </table:table-cell>
          <table:table-cell table:formula="of:=(QUOTIENT([.A31];1)-100*QUOTIENT([.A31];100)-10*(QUOTIENT([.A31];10)-QUOTIENT([.A31];100)*10))*0.25" office:value-type="float" office:value="0.25" calcext:value-type="float">
            <text:p>0.25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2459" calcext:value-type="percentage">
            <text:p>9.92%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QUOTIENT([.A32];100)*50" office:value-type="float" office:value="200" calcext:value-type="float">
            <text:p>200</text:p>
          </table:table-cell>
          <table:table-cell table:formula="of:=(QUOTIENT([.A32];10)-QUOTIENT([.A32];100)*10)" office:value-type="float" office:value="4" calcext:value-type="float">
            <text:p>4</text:p>
          </table:table-cell>
          <table:table-cell table:formula="of:=(QUOTIENT([.A32];1)-100*QUOTIENT([.A32];100)-10*(QUOTIENT([.A32];10)-QUOTIENT([.A32];100)*10))*0.25" office:value-type="float" office:value="0.5" calcext:value-type="float">
            <text:p>0.5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1962" calcext:value-type="percentage">
            <text:p>9.92%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QUOTIENT([.A33];100)*50" office:value-type="float" office:value="150" calcext:value-type="float">
            <text:p>150</text:p>
          </table:table-cell>
          <table:table-cell table:formula="of:=(QUOTIENT([.A33];10)-QUOTIENT([.A33];100)*10)" office:value-type="float" office:value="3" calcext:value-type="float">
            <text:p>3</text:p>
          </table:table-cell>
          <table:table-cell table:formula="of:=(QUOTIENT([.A33];1)-100*QUOTIENT([.A33];100)-10*(QUOTIENT([.A33];10)-QUOTIENT([.A33];100)*10))*0.25" office:value-type="float" office:value="0.5" calcext:value-type="float">
            <text:p>0.5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1835" calcext:value-type="percentage">
            <text:p>9.92%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QUOTIENT([.A34];100)*50" office:value-type="float" office:value="250" calcext:value-type="float">
            <text:p>250</text:p>
          </table:table-cell>
          <table:table-cell table:formula="of:=(QUOTIENT([.A34];10)-QUOTIENT([.A34];100)*10)" office:value-type="float" office:value="1" calcext:value-type="float">
            <text:p>1</text:p>
          </table:table-cell>
          <table:table-cell table:formula="of:=(QUOTIENT([.A34];1)-100*QUOTIENT([.A34];100)-10*(QUOTIENT([.A34];10)-QUOTIENT([.A34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165" calcext:value-type="percentage">
            <text:p>9.92%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QUOTIENT([.A35];100)*50" office:value-type="float" office:value="50" calcext:value-type="float">
            <text:p>50</text:p>
          </table:table-cell>
          <table:table-cell table:formula="of:=(QUOTIENT([.A35];10)-QUOTIENT([.A35];100)*10)" office:value-type="float" office:value="4" calcext:value-type="float">
            <text:p>4</text:p>
          </table:table-cell>
          <table:table-cell table:formula="of:=(QUOTIENT([.A35];1)-100*QUOTIENT([.A35];100)-10*(QUOTIENT([.A35];10)-QUOTIENT([.A35];100)*10))*0.25" office:value-type="float" office:value="0" calcext:value-type="float">
            <text:p>0.00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91108" calcext:value-type="percentage">
            <text:p>9.91%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QUOTIENT([.A36];100)*50" office:value-type="float" office:value="250" calcext:value-type="float">
            <text:p>250</text:p>
          </table:table-cell>
          <table:table-cell table:formula="of:=(QUOTIENT([.A36];10)-QUOTIENT([.A36];100)*10)" office:value-type="float" office:value="1" calcext:value-type="float">
            <text:p>1</text:p>
          </table:table-cell>
          <table:table-cell table:formula="of:=(QUOTIENT([.A36];1)-100*QUOTIENT([.A36];100)-10*(QUOTIENT([.A36];10)-QUOTIENT([.A36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097" calcext:value-type="percentage">
            <text:p>9.91%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QUOTIENT([.A37];100)*50" office:value-type="float" office:value="200" calcext:value-type="float">
            <text:p>200</text:p>
          </table:table-cell>
          <table:table-cell table:formula="of:=(QUOTIENT([.A37];10)-QUOTIENT([.A37];100)*10)" office:value-type="float" office:value="1" calcext:value-type="float">
            <text:p>1</text:p>
          </table:table-cell>
          <table:table-cell table:formula="of:=(QUOTIENT([.A37];1)-100*QUOTIENT([.A37];100)-10*(QUOTIENT([.A37];10)-QUOTIENT([.A37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0844" calcext:value-type="percentage">
            <text:p>9.91%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QUOTIENT([.A38];100)*50" office:value-type="float" office:value="50" calcext:value-type="float">
            <text:p>50</text:p>
          </table:table-cell>
          <table:table-cell table:formula="of:=(QUOTIENT([.A38];10)-QUOTIENT([.A38];100)*10)" office:value-type="float" office:value="2" calcext:value-type="float">
            <text:p>2</text:p>
          </table:table-cell>
          <table:table-cell table:formula="of:=(QUOTIENT([.A38];1)-100*QUOTIENT([.A38];100)-10*(QUOTIENT([.A38];10)-QUOTIENT([.A38];100)*10))*0.25" office:value-type="float" office:value="0" calcext:value-type="float">
            <text:p>0.00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90693" calcext:value-type="percentage">
            <text:p>9.91%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QUOTIENT([.A39];100)*50" office:value-type="float" office:value="50" calcext:value-type="float">
            <text:p>50</text:p>
          </table:table-cell>
          <table:table-cell table:formula="of:=(QUOTIENT([.A39];10)-QUOTIENT([.A39];100)*10)" office:value-type="float" office:value="4" calcext:value-type="float">
            <text:p>4</text:p>
          </table:table-cell>
          <table:table-cell table:formula="of:=(QUOTIENT([.A39];1)-100*QUOTIENT([.A39];100)-10*(QUOTIENT([.A39];10)-QUOTIENT([.A39];100)*10))*0.25" office:value-type="float" office:value="0.25" calcext:value-type="float">
            <text:p>0.25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90538" calcext:value-type="percentage">
            <text:p>9.91%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QUOTIENT([.A40];100)*50" office:value-type="float" office:value="50" calcext:value-type="float">
            <text:p>50</text:p>
          </table:table-cell>
          <table:table-cell table:formula="of:=(QUOTIENT([.A40];10)-QUOTIENT([.A40];100)*10)" office:value-type="float" office:value="3" calcext:value-type="float">
            <text:p>3</text:p>
          </table:table-cell>
          <table:table-cell table:formula="of:=(QUOTIENT([.A40];1)-100*QUOTIENT([.A40];100)-10*(QUOTIENT([.A40];10)-QUOTIENT([.A40];100)*10))*0.25" office:value-type="float" office:value="0" calcext:value-type="float">
            <text:p>0.00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90285" calcext:value-type="percentage">
            <text:p>9.90%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QUOTIENT([.A41];100)*50" office:value-type="float" office:value="200" calcext:value-type="float">
            <text:p>200</text:p>
          </table:table-cell>
          <table:table-cell table:formula="of:=(QUOTIENT([.A41];10)-QUOTIENT([.A41];100)*10)" office:value-type="float" office:value="3" calcext:value-type="float">
            <text:p>3</text:p>
          </table:table-cell>
          <table:table-cell table:formula="of:=(QUOTIENT([.A41];1)-100*QUOTIENT([.A41];100)-10*(QUOTIENT([.A41];10)-QUOTIENT([.A41];100)*10))*0.25" office:value-type="float" office:value="0.5" calcext:value-type="float">
            <text:p>0.5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0217" calcext:value-type="percentage">
            <text:p>9.90%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QUOTIENT([.A42];100)*50" office:value-type="float" office:value="150" calcext:value-type="float">
            <text:p>150</text:p>
          </table:table-cell>
          <table:table-cell table:formula="of:=(QUOTIENT([.A42];10)-QUOTIENT([.A42];100)*10)" office:value-type="float" office:value="2" calcext:value-type="float">
            <text:p>2</text:p>
          </table:table-cell>
          <table:table-cell table:formula="of:=(QUOTIENT([.A42];1)-100*QUOTIENT([.A42];100)-10*(QUOTIENT([.A42];10)-QUOTIENT([.A42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8379" calcext:value-type="percentage">
            <text:p>9.88%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QUOTIENT([.A43];100)*50" office:value-type="float" office:value="100" calcext:value-type="float">
            <text:p>100</text:p>
          </table:table-cell>
          <table:table-cell table:formula="of:=(QUOTIENT([.A43];10)-QUOTIENT([.A43];100)*10)" office:value-type="float" office:value="1" calcext:value-type="float">
            <text:p>1</text:p>
          </table:table-cell>
          <table:table-cell table:formula="of:=(QUOTIENT([.A43];1)-100*QUOTIENT([.A43];100)-10*(QUOTIENT([.A43];10)-QUOTIENT([.A43];100)*10))*0.25" office:value-type="float" office:value="0.25" calcext:value-type="float">
            <text:p>0.25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8202" calcext:value-type="percentage">
            <text:p>9.88%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QUOTIENT([.A44];100)*50" office:value-type="float" office:value="100" calcext:value-type="float">
            <text:p>100</text:p>
          </table:table-cell>
          <table:table-cell table:formula="of:=(QUOTIENT([.A44];10)-QUOTIENT([.A44];100)*10)" office:value-type="float" office:value="2" calcext:value-type="float">
            <text:p>2</text:p>
          </table:table-cell>
          <table:table-cell table:formula="of:=(QUOTIENT([.A44];1)-100*QUOTIENT([.A44];100)-10*(QUOTIENT([.A44];10)-QUOTIENT([.A44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7166" calcext:value-type="percentage">
            <text:p>9.87%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QUOTIENT([.A45];100)*50" office:value-type="float" office:value="250" calcext:value-type="float">
            <text:p>250</text:p>
          </table:table-cell>
          <table:table-cell table:formula="of:=(QUOTIENT([.A45];10)-QUOTIENT([.A45];100)*10)" office:value-type="float" office:value="3" calcext:value-type="float">
            <text:p>3</text:p>
          </table:table-cell>
          <table:table-cell table:formula="of:=(QUOTIENT([.A45];1)-100*QUOTIENT([.A45];100)-10*(QUOTIENT([.A45];10)-QUOTIENT([.A45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712" calcext:value-type="percentage">
            <text:p>9.87%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QUOTIENT([.A46];100)*50" office:value-type="float" office:value="50" calcext:value-type="float">
            <text:p>50</text:p>
          </table:table-cell>
          <table:table-cell table:formula="of:=(QUOTIENT([.A46];10)-QUOTIENT([.A46];100)*10)" office:value-type="float" office:value="1" calcext:value-type="float">
            <text:p>1</text:p>
          </table:table-cell>
          <table:table-cell table:formula="of:=(QUOTIENT([.A46];1)-100*QUOTIENT([.A46];100)-10*(QUOTIENT([.A46];10)-QUOTIENT([.A46];100)*10))*0.25" office:value-type="float" office:value="0" calcext:value-type="float">
            <text:p>0.00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86287" calcext:value-type="percentage">
            <text:p>9.86%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QUOTIENT([.A47];100)*50" office:value-type="float" office:value="250" calcext:value-type="float">
            <text:p>250</text:p>
          </table:table-cell>
          <table:table-cell table:formula="of:=(QUOTIENT([.A47];10)-QUOTIENT([.A47];100)*10)" office:value-type="float" office:value="2" calcext:value-type="float">
            <text:p>2</text:p>
          </table:table-cell>
          <table:table-cell table:formula="of:=(QUOTIENT([.A47];1)-100*QUOTIENT([.A47];100)-10*(QUOTIENT([.A47];10)-QUOTIENT([.A47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5153" calcext:value-type="percentage">
            <text:p>9.85%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QUOTIENT([.A48];100)*50" office:value-type="float" office:value="200" calcext:value-type="float">
            <text:p>200</text:p>
          </table:table-cell>
          <table:table-cell table:formula="of:=(QUOTIENT([.A48];10)-QUOTIENT([.A48];100)*10)" office:value-type="float" office:value="2" calcext:value-type="float">
            <text:p>2</text:p>
          </table:table-cell>
          <table:table-cell table:formula="of:=(QUOTIENT([.A48];1)-100*QUOTIENT([.A48];100)-10*(QUOTIENT([.A48];10)-QUOTIENT([.A48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4343" calcext:value-type="percentage">
            <text:p>9.84%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QUOTIENT([.A49];100)*50" office:value-type="float" office:value="50" calcext:value-type="float">
            <text:p>50</text:p>
          </table:table-cell>
          <table:table-cell table:formula="of:=(QUOTIENT([.A49];10)-QUOTIENT([.A49];100)*10)" office:value-type="float" office:value="2" calcext:value-type="float">
            <text:p>2</text:p>
          </table:table-cell>
          <table:table-cell table:formula="of:=(QUOTIENT([.A49];1)-100*QUOTIENT([.A49];100)-10*(QUOTIENT([.A49];10)-QUOTIENT([.A49];100)*10))*0.25" office:value-type="float" office:value="0.25" calcext:value-type="float">
            <text:p>0.25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83507" calcext:value-type="percentage">
            <text:p>9.84%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QUOTIENT([.A50];100)*50" office:value-type="float" office:value="50" calcext:value-type="float">
            <text:p>50</text:p>
          </table:table-cell>
          <table:table-cell table:formula="of:=(QUOTIENT([.A50];10)-QUOTIENT([.A50];100)*10)" office:value-type="float" office:value="3" calcext:value-type="float">
            <text:p>3</text:p>
          </table:table-cell>
          <table:table-cell table:formula="of:=(QUOTIENT([.A50];1)-100*QUOTIENT([.A50];100)-10*(QUOTIENT([.A50];10)-QUOTIENT([.A50];100)*10))*0.25" office:value-type="float" office:value="0.25" calcext:value-type="float">
            <text:p>0.25</text:p>
          </table:table-cell>
          <table:table-cell office:value-type="float" office:value="0.669" calcext:value-type="float">
            <text:p>0.669</text:p>
          </table:table-cell>
          <table:table-cell office:value-type="percentage" office:value="0.0982593" calcext:value-type="percentage">
            <text:p>9.83%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QUOTIENT([.A51];100)*50" office:value-type="float" office:value="50" calcext:value-type="float">
            <text:p>50</text:p>
          </table:table-cell>
          <table:table-cell table:formula="of:=(QUOTIENT([.A51];10)-QUOTIENT([.A51];100)*10)" office:value-type="float" office:value="4" calcext:value-type="float">
            <text:p>4</text:p>
          </table:table-cell>
          <table:table-cell table:formula="of:=(QUOTIENT([.A51];1)-100*QUOTIENT([.A51];100)-10*(QUOTIENT([.A51];10)-QUOTIENT([.A51];100)*10))*0.25" office:value-type="float" office:value="0.5" calcext:value-type="float">
            <text:p>0.50</text:p>
          </table:table-cell>
          <table:table-cell office:value-type="float" office:value="0.669" calcext:value-type="float">
            <text:p>0.669</text:p>
          </table:table-cell>
          <table:table-cell office:value-type="percentage" office:value="0.098101" calcext:value-type="percentage">
            <text:p>9.81%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QUOTIENT([.A52];100)*50" office:value-type="float" office:value="100" calcext:value-type="float">
            <text:p>100</text:p>
          </table:table-cell>
          <table:table-cell table:formula="of:=(QUOTIENT([.A52];10)-QUOTIENT([.A52];100)*10)" office:value-type="float" office:value="3" calcext:value-type="float">
            <text:p>3</text:p>
          </table:table-cell>
          <table:table-cell table:formula="of:=(QUOTIENT([.A52];1)-100*QUOTIENT([.A52];100)-10*(QUOTIENT([.A52];10)-QUOTIENT([.A52];100)*10))*0.25" office:value-type="float" office:value="0.5" calcext:value-type="float">
            <text:p>0.50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80315" calcext:value-type="percentage">
            <text:p>9.80%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QUOTIENT([.A53];100)*50" office:value-type="float" office:value="50" calcext:value-type="float">
            <text:p>50</text:p>
          </table:table-cell>
          <table:table-cell table:formula="of:=(QUOTIENT([.A53];10)-QUOTIENT([.A53];100)*10)" office:value-type="float" office:value="3" calcext:value-type="float">
            <text:p>3</text:p>
          </table:table-cell>
          <table:table-cell table:formula="of:=(QUOTIENT([.A53];1)-100*QUOTIENT([.A53];100)-10*(QUOTIENT([.A53];10)-QUOTIENT([.A53];100)*10))*0.25" office:value-type="float" office:value="0.5" calcext:value-type="float">
            <text:p>0.50</text:p>
          </table:table-cell>
          <table:table-cell office:value-type="float" office:value="0.669" calcext:value-type="float">
            <text:p>0.669</text:p>
          </table:table-cell>
          <table:table-cell office:value-type="percentage" office:value="0.0976068" calcext:value-type="percentage">
            <text:p>9.76%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QUOTIENT([.A54];100)*50" office:value-type="float" office:value="50" calcext:value-type="float">
            <text:p>50</text:p>
          </table:table-cell>
          <table:table-cell table:formula="of:=(QUOTIENT([.A54];10)-QUOTIENT([.A54];100)*10)" office:value-type="float" office:value="2" calcext:value-type="float">
            <text:p>2</text:p>
          </table:table-cell>
          <table:table-cell table:formula="of:=(QUOTIENT([.A54];1)-100*QUOTIENT([.A54];100)-10*(QUOTIENT([.A54];10)-QUOTIENT([.A54];100)*10))*0.25" office:value-type="float" office:value="0.5" calcext:value-type="float">
            <text:p>0.50</text:p>
          </table:table-cell>
          <table:table-cell office:value-type="float" office:value="0.667" calcext:value-type="float">
            <text:p>0.667</text:p>
          </table:table-cell>
          <table:table-cell office:value-type="percentage" office:value="0.0972139" calcext:value-type="percentage">
            <text:p>9.72%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QUOTIENT([.A55];100)*50" office:value-type="float" office:value="150" calcext:value-type="float">
            <text:p>150</text:p>
          </table:table-cell>
          <table:table-cell table:formula="of:=(QUOTIENT([.A55];10)-QUOTIENT([.A55];100)*10)" office:value-type="float" office:value="1" calcext:value-type="float">
            <text:p>1</text:p>
          </table:table-cell>
          <table:table-cell table:formula="of:=(QUOTIENT([.A55];1)-100*QUOTIENT([.A55];100)-10*(QUOTIENT([.A55];10)-QUOTIENT([.A55];100)*10))*0.25" office:value-type="float" office:value="0.5" calcext:value-type="float">
            <text:p>0.50</text:p>
          </table:table-cell>
          <table:table-cell office:value-type="float" office:value="0.668" calcext:value-type="float">
            <text:p>0.668</text:p>
          </table:table-cell>
          <table:table-cell office:value-type="percentage" office:value="0.0971478" calcext:value-type="percentage">
            <text:p>9.71%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QUOTIENT([.A56];100)*50" office:value-type="float" office:value="50" calcext:value-type="float">
            <text:p>50</text:p>
          </table:table-cell>
          <table:table-cell table:formula="of:=(QUOTIENT([.A56];10)-QUOTIENT([.A56];100)*10)" office:value-type="float" office:value="1" calcext:value-type="float">
            <text:p>1</text:p>
          </table:table-cell>
          <table:table-cell table:formula="of:=(QUOTIENT([.A56];1)-100*QUOTIENT([.A56];100)-10*(QUOTIENT([.A56];10)-QUOTIENT([.A56];100)*10))*0.25" office:value-type="float" office:value="0.25" calcext:value-type="float">
            <text:p>0.25</text:p>
          </table:table-cell>
          <table:table-cell office:value-type="float" office:value="0.667" calcext:value-type="float">
            <text:p>0.667</text:p>
          </table:table-cell>
          <table:table-cell office:value-type="percentage" office:value="0.0970109" calcext:value-type="percentage">
            <text:p>9.70%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QUOTIENT([.A57];100)*50" office:value-type="float" office:value="250" calcext:value-type="float">
            <text:p>250</text:p>
          </table:table-cell>
          <table:table-cell table:formula="of:=(QUOTIENT([.A57];10)-QUOTIENT([.A57];100)*10)" office:value-type="float" office:value="1" calcext:value-type="float">
            <text:p>1</text:p>
          </table:table-cell>
          <table:table-cell table:formula="of:=(QUOTIENT([.A57];1)-100*QUOTIENT([.A57];100)-10*(QUOTIENT([.A57];10)-QUOTIENT([.A57];100)*10))*0.25" office:value-type="float" office:value="0.5" calcext:value-type="float">
            <text:p>0.50</text:p>
          </table:table-cell>
          <table:table-cell office:value-type="float" office:value="0.668" calcext:value-type="float">
            <text:p>0.668</text:p>
          </table:table-cell>
          <table:table-cell office:value-type="percentage" office:value="0.0969785" calcext:value-type="percentage">
            <text:p>9.70%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QUOTIENT([.A58];100)*50" office:value-type="float" office:value="100" calcext:value-type="float">
            <text:p>100</text:p>
          </table:table-cell>
          <table:table-cell table:formula="of:=(QUOTIENT([.A58];10)-QUOTIENT([.A58];100)*10)" office:value-type="float" office:value="1" calcext:value-type="float">
            <text:p>1</text:p>
          </table:table-cell>
          <table:table-cell table:formula="of:=(QUOTIENT([.A58];1)-100*QUOTIENT([.A58];100)-10*(QUOTIENT([.A58];10)-QUOTIENT([.A58];100)*10))*0.25" office:value-type="float" office:value="0.5" calcext:value-type="float">
            <text:p>0.50</text:p>
          </table:table-cell>
          <table:table-cell office:value-type="float" office:value="0.668" calcext:value-type="float">
            <text:p>0.668</text:p>
          </table:table-cell>
          <table:table-cell office:value-type="percentage" office:value="0.0968566" calcext:value-type="percentage">
            <text:p>9.69%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QUOTIENT([.A59];100)*50" office:value-type="float" office:value="200" calcext:value-type="float">
            <text:p>200</text:p>
          </table:table-cell>
          <table:table-cell table:formula="of:=(QUOTIENT([.A59];10)-QUOTIENT([.A59];100)*10)" office:value-type="float" office:value="1" calcext:value-type="float">
            <text:p>1</text:p>
          </table:table-cell>
          <table:table-cell table:formula="of:=(QUOTIENT([.A59];1)-100*QUOTIENT([.A59];100)-10*(QUOTIENT([.A59];10)-QUOTIENT([.A59];100)*10))*0.25" office:value-type="float" office:value="0.5" calcext:value-type="float">
            <text:p>0.50</text:p>
          </table:table-cell>
          <table:table-cell office:value-type="float" office:value="0.667" calcext:value-type="float">
            <text:p>0.667</text:p>
          </table:table-cell>
          <table:table-cell office:value-type="percentage" office:value="0.0967582" calcext:value-type="percentage">
            <text:p>9.68%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QUOTIENT([.A60];100)*50" office:value-type="float" office:value="50" calcext:value-type="float">
            <text:p>50</text:p>
          </table:table-cell>
          <table:table-cell table:formula="of:=(QUOTIENT([.A60];10)-QUOTIENT([.A60];100)*10)" office:value-type="float" office:value="1" calcext:value-type="float">
            <text:p>1</text:p>
          </table:table-cell>
          <table:table-cell table:formula="of:=(QUOTIENT([.A60];1)-100*QUOTIENT([.A60];100)-10*(QUOTIENT([.A60];10)-QUOTIENT([.A60];100)*10))*0.25" office:value-type="float" office:value="0.5" calcext:value-type="float">
            <text:p>0.50</text:p>
          </table:table-cell>
          <table:table-cell office:value-type="float" office:value="0.664" calcext:value-type="float">
            <text:p>0.664</text:p>
          </table:table-cell>
          <table:table-cell office:value-type="percentage" office:value="0.0959272" calcext:value-type="percentage">
            <text:p>9.59%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layerSize</text:p>
          </table:table-cell>
          <table:table-cell table:style-name="ce10" office:value-type="string" calcext:value-type="string">
            <text:p>nLayers</text:p>
          </table:table-cell>
          <table:table-cell table:style-name="ce23" office:value-type="string" calcext:value-type="string">
            <text:p>Dropout</text:p>
          </table:table-cell>
          <table:table-cell table:number-columns-repeated="3"/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1" loext:min-decimal-places="1" number:min-integer-digits="1" number:grouping="true"/>
    </number:number-style>
    <number:number-style style:name="N136">
      <number:number number:decimal-places="4" loext:min-decimal-places="4" number:min-integer-digits="1" number:grouping="true"/>
    </number:number-style>
    <number:percentage-style style:name="N137">
      <number:number number:decimal-places="3" loext:min-decimal-places="3" number:min-integer-digits="1"/>
      <number:text>%</number:text>
    </number:percentage-style>
    <number:percentage-style style:name="N138">
      <number:number number:decimal-places="4" loext:min-decimal-places="4" number:min-integer-digits="1"/>
      <number:text>%</number:text>
    </number:percentage-style>
    <number:percentage-style style:name="N139">
      <number:number number:decimal-places="5" loext:min-decimal-places="5" number:min-integer-digits="1"/>
      <number:text>%</number:text>
    </number:percentage-style>
    <number:percentage-style style:name="N140">
      <number:number number:decimal-places="6" loext:min-decimal-places="6" number:min-integer-digits="1"/>
      <number:text>%</number:text>
    </number:percentage-style>
    <number:percentage-style style:name="N141">
      <number:number number:decimal-places="1" loext:min-decimal-places="1" number:min-integer-digits="1"/>
      <number:text>%</number:text>
    </number:percentage-style>
    <number:number-style style:name="N142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1:14:35.370581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47:52.488926566</meta:creation-date>
    <dc:date>2019-01-24T11:18:35.858620675</dc:date>
    <meta:editing-duration>PT7H11M9S</meta:editing-duration>
    <meta:editing-cycles>38</meta:editing-cycles>
    <meta:generator>LibreOffice/6.0.7.3$Linux_X86_64 LibreOffice_project/00m0$Build-3</meta:generator>
    <meta:document-statistic meta:table-count="2" meta:cell-count="435" meta:object-count="0"/>
  </office:meta>
</office:document-meta>
</file>